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5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start" fo:margin-left="0mm"/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start" fo:margin-left="0m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1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2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start" fo:margin-left="0mm"/>
      <style:text-properties style:font-name="Courier New" fo:font-size="12pt" style:font-size-asian="12pt" style:font-size-complex="12pt"/>
    </style:style>
    <style:style style:name="ce21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start" fo:margin-left="0mm"/>
      <style:text-properties style:font-name="Courier New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New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urier New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number-columns-repeated="5" table:default-cell-style-name="ce19"/>
        <table:table-column table:style-name="co2" table:default-cell-style-name="ce22"/>
        <table:table-column table:style-name="co1" table:number-columns-repeated="6" table:default-cell-style-name="ce19"/>
        <table:table-column table:style-name="co2" table:default-cell-style-name="ce19"/>
        <table:table-column table:style-name="co1" table:number-columns-repeated="1011" table:default-cell-style-name="ce19"/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3"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3"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A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P</text:p>
            <text:p>A+P</text:p>
          </table:table-cell>
          <table:table-cell table:style-name="ce20" office:value-type="string" calcext:value-type="string">
            <text:p>1 = A+P</text:p>
            <text:p>2 = A</text:p>
            <text:p>3 = P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P</text:p>
            <text:p>A+P</text:p>
          </table:table-cell>
          <table:table-cell table:style-name="ce21" office:value-type="string" calcext:value-type="string">
            <text:p>1 = P, A+P</text:p>
            <text:p>2 = A+P, A</text:p>
            <text:p>3 = A, P</text:p>
          </table:table-cell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A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+P</text:p>
            <text:p>P</text:p>
          </table:table-cell>
          <table:table-cell table:style-name="ce20" office:value-type="string" calcext:value-type="string">
            <text:p>1 = A+P</text:p>
            <text:p>2 = P</text:p>
            <text:p>3 = A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+P</text:p>
            <text:p>P</text:p>
          </table:table-cell>
          <table:table-cell table:style-name="ce21" office:value-type="string" calcext:value-type="string">
            <text:p>1 = A+P</text:p>
            <text:p>2 = P</text:p>
            <text:p>3 = A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</text:p>
            <text:p>A+P</text:p>
          </table:table-cell>
          <table:table-cell table:style-name="ce21" office:value-type="string" calcext:value-type="string">
            <text:p>1 = A, A+P</text:p>
            <text:p>2 = A+P, P</text:p>
            <text:p>3 = P, A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P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</text:p>
            <text:p>A+P</text:p>
          </table:table-cell>
          <table:table-cell table:style-name="ce20" office:value-type="string" calcext:value-type="string">
            <text:p>1 = A+P</text:p>
            <text:p>2 = P</text:p>
            <text:p>3 = A</text:p>
          </table:table-cell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+P</text:p>
            <text:p>A</text:p>
          </table:table-cell>
          <table:table-cell table:style-name="ce21" office:value-type="string" calcext:value-type="string">
            <text:p>1 = A, A+P</text:p>
            <text:p>2 = P, A</text:p>
            <text:p>3 = A+P, P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P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+P</text:p>
            <text:p>A</text:p>
          </table:table-cell>
          <table:table-cell table:style-name="ce20" office:value-type="string" calcext:value-type="string">
            <text:p>1 = A+P</text:p>
            <text:p>2 = A</text:p>
            <text:p>3 = P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4"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4"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</text:p>
            <text:p>P</text:p>
          </table:table-cell>
          <table:table-cell table:style-name="ce20" office:value-type="string" calcext:value-type="string">
            <text:p>1 = A</text:p>
            <text:p>2 = P</text:p>
            <text:p>3 = A+P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A</text:p>
            <text:p>P</text:p>
          </table:table-cell>
          <table:table-cell table:style-name="ce20" office:value-type="string" calcext:value-type="string">
            <text:p>1 = P</text:p>
            <text:p>2 = A+P</text:p>
            <text:p>3 = A</text:p>
          </table:table-cell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P</text:p>
            <text:p>A</text:p>
          </table:table-cell>
          <table:table-cell table:style-name="ce20" office:value-type="string" calcext:value-type="string">
            <text:p>1 = A</text:p>
            <text:p>2 = A+P</text:p>
            <text:p>3 = P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2</text:p>
            <text:p>3</text:p>
          </table:table-cell>
          <table:table-cell table:style-name="ce18" office:value-type="string" calcext:value-type="string">
            <text:p>P</text:p>
            <text:p>A</text:p>
          </table:table-cell>
          <table:table-cell table:style-name="ce20" office:value-type="string" calcext:value-type="string">
            <text:p>1 = P</text:p>
            <text:p>2 = A</text:p>
            <text:p>3 = A+P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3"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3"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P</text:p>
            <text:p>A+P</text:p>
          </table:table-cell>
          <table:table-cell table:style-name="ce20" office:value-type="string" calcext:value-type="string">
            <text:p>1 = A</text:p>
            <text:p>2 = A+P</text:p>
            <text:p>3 = P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P</text:p>
            <text:p>A+P</text:p>
          </table:table-cell>
          <table:table-cell table:style-name="ce21" office:value-type="string" calcext:value-type="string">
            <text:p>1 = A+P, A</text:p>
            <text:p>2 = P, A+P</text:p>
            <text:p>3 = A, P</text:p>
          </table:table-cell>
          <table:table-cell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+P</text:p>
            <text:p>P</text:p>
          </table:table-cell>
          <table:table-cell table:style-name="ce20" office:value-type="string" calcext:value-type="string">
            <text:p>1 = P</text:p>
            <text:p>2 = A+P</text:p>
            <text:p>3 = A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+P</text:p>
            <text:p>P</text:p>
          </table:table-cell>
          <table:table-cell table:style-name="ce21" office:value-type="string" calcext:value-type="string">
            <text:p>1 = A, P</text:p>
            <text:p>2 = P, A+P</text:p>
            <text:p>3 = A+P, A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</text:p>
            <text:p>A+P</text:p>
          </table:table-cell>
          <table:table-cell table:style-name="ce21" office:value-type="string" calcext:value-type="string">
            <text:p>1 = A+P, P</text:p>
            <text:p>2 = A, A+P</text:p>
            <text:p>3 = P, A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</text:p>
            <text:p>A+P</text:p>
          </table:table-cell>
          <table:table-cell table:style-name="ce20" office:value-type="string" calcext:value-type="string">
            <text:p>1 = P</text:p>
            <text:p>2 = A+P</text:p>
            <text:p>3 = A</text:p>
          </table:table-cell>
          <table:table-cell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+P</text:p>
            <text:p>A</text:p>
          </table:table-cell>
          <table:table-cell table:style-name="ce21" office:value-type="string" calcext:value-type="string">
            <text:p>1 = P, A</text:p>
            <text:p>2 = A, A+P</text:p>
            <text:p>3 = A+P, P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+P</text:p>
            <text:p>A</text:p>
          </table:table-cell>
          <table:table-cell table:style-name="ce20" office:value-type="string" calcext:value-type="string">
            <text:p>1 = A</text:p>
            <text:p>2 = A+P</text:p>
            <text:p>3 = P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4"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4"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</text:p>
            <text:p>P</text:p>
          </table:table-cell>
          <table:table-cell table:style-name="ce20" office:value-type="string" calcext:value-type="string">
            <text:p>1 = P</text:p>
            <text:p>2 = A</text:p>
            <text:p>3 = A+P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A</text:p>
            <text:p>P</text:p>
          </table:table-cell>
          <table:table-cell table:style-name="ce20" office:value-type="string" calcext:value-type="string">
            <text:p>1 = A+P</text:p>
            <text:p>2 = P</text:p>
            <text:p>3 = A</text:p>
          </table:table-cell>
          <table:table-cell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P</text:p>
            <text:p>A</text:p>
          </table:table-cell>
          <table:table-cell table:style-name="ce20" office:value-type="string" calcext:value-type="string">
            <text:p>1 = A+P</text:p>
            <text:p>2 = A</text:p>
            <text:p>3 = P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P</text:p>
            <text:p>A</text:p>
          </table:table-cell>
          <table:table-cell table:style-name="ce20" office:value-type="string" calcext:value-type="string">
            <text:p>1 = A</text:p>
            <text:p>2 = P</text:p>
            <text:p>3 = A+P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3"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3"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P</text:p>
            <text:p>A+P</text:p>
          </table:table-cell>
          <table:table-cell table:style-name="ce20" office:value-type="string" calcext:value-type="string">
            <text:p>1 = A</text:p>
            <text:p>2 = P</text:p>
            <text:p>3 = A+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P</text:p>
            <text:p>A+P</text:p>
          </table:table-cell>
          <table:table-cell table:style-name="ce21" office:value-type="string" calcext:value-type="string">
            <text:p>1 = A+P, A</text:p>
            <text:p>2 = A, P</text:p>
            <text:p>3 = P, A+P</text:p>
          </table:table-cell>
          <table:table-cell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+P</text:p>
            <text:p>P</text:p>
          </table:table-cell>
          <table:table-cell table:style-name="ce20" office:value-type="string" calcext:value-type="string">
            <text:p>1 = P</text:p>
            <text:p>2 = A</text:p>
            <text:p>3 = A+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+P</text:p>
            <text:p>P</text:p>
          </table:table-cell>
          <table:table-cell table:style-name="ce21" office:value-type="string" calcext:value-type="string">
            <text:p>1 = A, P</text:p>
            <text:p>2 = A+P, A</text:p>
            <text:p>3 = P, A+P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</text:p>
            <text:p>A+P</text:p>
          </table:table-cell>
          <table:table-cell table:style-name="ce21" office:value-type="string" calcext:value-type="string">
            <text:p>1 = A+P, P</text:p>
            <text:p>2 = P, A</text:p>
            <text:p>3 = A, A+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</text:p>
            <text:p>A+P</text:p>
          </table:table-cell>
          <table:table-cell table:style-name="ce20" office:value-type="string" calcext:value-type="string">
            <text:p>1 = P</text:p>
            <text:p>2 = A</text:p>
            <text:p>3 = A+P</text:p>
          </table:table-cell>
          <table:table-cell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+P</text:p>
            <text:p>A</text:p>
          </table:table-cell>
          <table:table-cell table:style-name="ce21" office:value-type="string" calcext:value-type="string">
            <text:p>1 = P, A</text:p>
            <text:p>2 = A, A+P</text:p>
            <text:p>3 = A+P, 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+P</text:p>
            <text:p>A</text:p>
          </table:table-cell>
          <table:table-cell table:style-name="ce20" office:value-type="string" calcext:value-type="string">
            <text:p>1 = A</text:p>
            <text:p>2 = P</text:p>
            <text:p>3 = A+P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4"/>
          <table:table-cell table:style-name="ce17" office:value-type="string" calcext:value-type="string">
            <text:p>Chosen 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Picked Fruit</text:p>
          </table:table-cell>
          <table:table-cell table:style-name="ce17" office:value-type="string" calcext:value-type="string">
            <text:p>Other </text:p>
            <text:p>Basket</text:p>
          </table:table-cell>
          <table:table-cell table:style-name="ce17" office:value-type="string" calcext:value-type="string">
            <text:p>False Label</text:p>
          </table:table-cell>
          <table:table-cell table:style-name="ce17" office:value-type="string" calcext:value-type="string">
            <text:p>Correct</text:p>
            <text:p>Answer</text:p>
          </table:table-cell>
          <table:table-cell table:style-name="ce24"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</text:p>
            <text:p>P</text:p>
          </table:table-cell>
          <table:table-cell table:style-name="ce20" office:value-type="string" calcext:value-type="string">
            <text:p>1 = P</text:p>
            <text:p>2 = A+P</text:p>
            <text:p>3 = 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A</text:p>
            <text:p>P</text:p>
          </table:table-cell>
          <table:table-cell table:style-name="ce20" office:value-type="string" calcext:value-type="string">
            <text:p>1 = A+P</text:p>
            <text:p>2 = A</text:p>
            <text:p>3 = P</text:p>
          </table:table-cell>
          <table:table-cell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P</text:p>
            <text:p>A</text:p>
          </table:table-cell>
          <table:table-cell table:style-name="ce20" office:value-type="string" calcext:value-type="string">
            <text:p>1 = A+P</text:p>
            <text:p>2 = P</text:p>
            <text:p>3 = 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+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P</text:p>
            <text:p>A</text:p>
          </table:table-cell>
          <table:table-cell table:style-name="ce20" office:value-type="string" calcext:value-type="string">
            <text:p>1 = A</text:p>
            <text:p>2 = A+P</text:p>
            <text:p>3 = P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18:02:53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21T12:13:18.428000000</dc:date>
    <meta:editing-duration>PT10H19M17S</meta:editing-duration>
    <meta:editing-cycles>60</meta:editing-cycles>
    <meta:document-statistic meta:table-count="1" meta:cell-count="324" meta:object-count="0"/>
  </office:meta>
</office:document-meta>
</file>